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77a36" officeooo:paragraph-rsid="00177a36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 fo:break-before="page"/>
      <style:text-properties fo:font-size="20pt" fo:font-weight="bold" officeooo:rsid="00177a36" officeooo:paragraph-rsid="0018fb6c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size="20pt" fo:font-weight="bold" officeooo:rsid="00177a36" officeooo:paragraph-rsid="00177a36" style:font-size-asian="17.5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font-size="20pt" fo:font-weight="bold" officeooo:rsid="00177a36" officeooo:paragraph-rsid="0018fb6c" style:font-size-asian="17.5pt" style:font-weight-asian="bold" style:font-size-complex="20pt" style:font-weight-complex="bold"/>
    </style:style>
    <style:style style:name="P5" style:family="paragraph" style:parent-style-name="Standard">
      <style:paragraph-properties fo:line-height="150%" fo:text-align="center" style:justify-single-word="false" fo:break-before="page"/>
      <style:text-properties fo:font-size="20pt" fo:font-weight="bold" officeooo:rsid="00177a36" officeooo:paragraph-rsid="00191b8f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20pt" fo:font-weight="bold" officeooo:rsid="00177a36" officeooo:paragraph-rsid="00191b8f" style:font-size-asian="17.5pt" style:font-weight-asian="bold" style:font-size-complex="20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fo:font-size="18pt" fo:font-weight="normal" officeooo:rsid="00177a36" officeooo:paragraph-rsid="00177a3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fo:font-size="18pt" fo:font-weight="normal" officeooo:rsid="00177a36" officeooo:paragraph-rsid="0018fb6c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18pt" fo:font-weight="normal" officeooo:rsid="00177a36" officeooo:paragraph-rsid="00191b8f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font-size="18pt" fo:font-weight="normal" officeooo:rsid="0018fb6c" officeooo:paragraph-rsid="0018fb6c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center" style:justify-single-word="false"/>
      <style:text-properties fo:font-size="18pt" fo:font-weight="normal" officeooo:rsid="0018fb6c" officeooo:paragraph-rsid="00191b8f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line-height="150%" fo:text-align="center" style:justify-single-word="false"/>
      <style:text-properties fo:font-size="18pt" fo:font-weight="normal" officeooo:rsid="00191b8f" officeooo:paragraph-rsid="00191b8f" style:font-size-asian="18pt" style:font-weight-asian="normal" style:font-size-complex="18pt" style:font-weight-complex="normal"/>
    </style:style>
    <style:style style:name="T1" style:family="text">
      <style:text-properties officeooo:rsid="0018fb6c"/>
    </style:style>
    <style:style style:name="T2" style:family="text">
      <style:text-properties officeooo:rsid="00191b8f"/>
    </style:style>
    <text:list-style style:name="L1">
      <text:list-level-style-number text:level="1" text:style-name="Numbering_20_Symbols" loext:num-list-format="%1%." style:num-suffix="." style:num-format="1" text:start-value="3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guntas tipo test por Pedro González Jiménez.</text:p>
      <text:p text:style-name="P1"/>
      <text:p text:style-name="P1"/>
      <text:p text:style-name="P1"/>
      <text:p text:style-name="P3">1.¿Cuál es la función del objeto Window en relación con las ventanas del navegador y los documentos web?:</text:p>
      <text:p text:style-name="P3"/>
      <text:p text:style-name="P7">a) El objeto Window se utiliza para crear nuevas ventanas emergentes en JavaScript.</text:p>
      <text:p text:style-name="P7">b) El objeto Window representa la ventana del navegador y se utiliza para interactuar con ella.</text:p>
      <text:p text:style-name="P7">c) El objeto Window se utiliza para acceder a las propiedades y métodos de la ventana del navegador.</text:p>
      <text:p text:style-name="P7"/>
      <text:p text:style-name="P7">Respuestas correctas:</text:p>
      <text:p text:style-name="P7"/>
      <text:p text:style-name="P7">b) El objeto Window representa la ventana del navegador y se utiliza para interactuar con ella.</text:p>
      <text:p text:style-name="P7">c) El objeto Window se utiliza para acceder a las propiedades y métodos de la ventana del navegador.</text:p>
      <text:p text:style-name="P7"/>
      <text:p text:style-name="P2"/>
      <text:p text:style-name="P4"><text:span text:style-name="T2">2</text:span>.¿<text:span text:style-name="T1">Cuáles de las siguentes opciones son propiedades del objeto window en JavaScript</text:span>?:</text:p>
      <text:p text:style-name="P4"/>
      <text:p text:style-name="P8">a) <text:span text:style-name="T1">location.</text:span></text:p>
      <text:p text:style-name="P8">b) <text:span text:style-name="T1">document.</text:span></text:p>
      <text:p text:style-name="P8">c) <text:span text:style-name="T1">setAttribute()</text:span></text:p>
      <text:p text:style-name="P10">d) appendChild()</text:p>
      <text:p text:style-name="P8"/>
      <text:p text:style-name="P8">Respuestas correctas:</text:p>
      <text:p text:style-name="P8"><text:s/>a) <text:span text:style-name="T1">location.</text:span></text:p>
      <text:p text:style-name="P8">b) <text:span text:style-name="T1">document.</text:span></text:p>
      <text:p text:style-name="P8"/>
      <text:p text:style-name="P5"><text:span text:style-name="T2">3</text:span>.¿<text:span text:style-name="T2">Que objetos se utilizan para obtener información sobre la ubicación del documento actual y trabajar con cookies en JavaScript</text:span>?:</text:p>
      <text:p text:style-name="P6"/>
      <text:p text:style-name="P12">a) path</text:p>
      <text:p text:style-name="P9">b) <text:span text:style-name="T1">document.</text:span></text:p>
      <text:p text:style-name="P9"><text:span text:style-name="T2">c</text:span>) <text:span text:style-name="T1">location.</text:span></text:p>
      <text:p text:style-name="P11">d) <text:span text:style-name="T2">document.cookie</text:span></text:p>
      <text:p text:style-name="P9"/>
      <text:p text:style-name="P9">Respuestas correctas:</text:p>
      <text:p text:style-name="P9"><text:s/><text:span text:style-name="T2">c</text:span>) <text:span text:style-name="T1">location.</text:span></text:p>
      <text:p text:style-name="P9"><text:span text:style-name="T2">d</text:span>) <text:span text:style-name="T1">document.</text:span><text:span text:style-name="T2">cookie</text:span></text:p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7T12:05:42.880000000</meta:creation-date>
    <dc:date>2024-01-07T12:41:32.208000000</dc:date>
    <meta:editing-duration>PT15M29S</meta:editing-duration>
    <meta:editing-cycles>1</meta:editing-cycles>
    <meta:document-statistic meta:table-count="0" meta:image-count="0" meta:object-count="0" meta:page-count="3" meta:paragraph-count="24" meta:word-count="167" meta:character-count="1065" meta:non-whitespace-character-count="920"/>
    <meta:generator>LibreOffice/7.2.2.2$Windows_X86_64 LibreOffice_project/02b2acce88a210515b4a5bb2e46cbfb63fe97d56</meta:generator>
  </office:meta>
</office:document-meta>
</file>